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 Tibetan" svg:font-family="'Noto Sans Tibet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2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2307in"/>
    </style:style>
    <style:style style:name="co5" style:family="table-column">
      <style:table-column-properties fo:break-before="auto" style:column-width="0.9583in"/>
    </style:style>
    <style:style style:name="co6" style:family="table-column">
      <style:table-column-properties fo:break-before="auto" style:column-width="0.789in"/>
    </style:style>
    <style:style style:name="co7" style:family="table-column">
      <style:table-column-properties fo:break-before="auto" style:column-width="0.8138in"/>
    </style:style>
    <style:style style:name="co8" style:family="table-column">
      <style:table-column-properties fo:break-before="auto" style:column-width="1.4661in"/>
    </style:style>
    <style:style style:name="co9" style:family="table-column">
      <style:table-column-properties fo:break-before="auto" style:column-width="3.4709in"/>
    </style:style>
    <style:style style:name="co11" style:family="table-column">
      <style:table-column-properties fo:break-before="auto" style:column-width="9.6134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0693in"/>
      <style:text-properties style:font-name-complex="Noto Sans Tibeta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1" table:default-cell-style-name="ce2"/>
        <table:table-row table:style-name="ro1">
          <table:table-cell office:value-type="string">
            <text:p>term</text:p>
          </table:table-cell>
          <table:table-cell/>
          <table:table-cell office:value-type="string" table:number-columns-spanned="2" table:number-rows-spanned="1">
            <text:p>ID</text:p>
          </table:table-cell>
          <table:covered-table-cell/>
          <table:table-cell table:number-columns-repeated="2"/>
          <table:table-cell office:value-type="string">
            <text:p>gns:</text:p>
          </table:table-cell>
          <table:table-cell table:number-columns-repeated="4"/>
          <table:table-cell office:value-type="string">
            <text:p>SHA1 hash value</text:p>
          </table:table-cell>
          <table:table-cell/>
          <table:table-cell table:style-name="Default" office:value-type="string">
            <text:p>message or transcode</text:p>
          </table:table-cell>
        </table:table-row>
        <table:table-row table:style-name="ro2">
          <table:table-cell table:number-columns-repeated="13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office:value-type="string">
            <text:p>Web services message</text:p>
          </table:table-cell>
          <table:table-cell/>
          <table:table-cell office:value-type="string">
            <text:p>P</text:p>
          </table:table-cell>
          <table:table-cell table:formula="of:=HEX2DEC([.F4])" office:value-type="float" office:value="186356808">
            <text:p>186356808</text:p>
          </table:table-cell>
          <table:table-cell/>
          <table:table-cell table:formula="of:=CONCATENATE(DEC2HEX(HEX2DEC(MID([.L4];8;1))/2);LEFT([.L4];7))" office:value-type="string" office:string-value="0b1b9448">
            <text:p>0b1b9448</text:p>
          </table:table-cell>
          <table:table-cell table:formula="of:=LOWER(CONCATENATE(LEFT([.L4];7);DEC2HEX(FLOOR(HEX2DEC(MID([.L4];8;1));2))))" office:value-type="string" office:string-value="b1b94480">
            <text:p>b1b94480</text:p>
          </table:table-cell>
          <table:table-cell/>
          <table:table-cell table:formula="of:=CONCATENATE(DEC2HEX(HEX2DEC(MID([.L4];8;1))/2);LEFT([.L4];15))" office:value-type="string" office:string-value="0b1b94480d915bb2">
            <text:p>0b1b94480d915bb2</text:p>
          </table:table-cell>
          <table:table-cell table:formula="of:=LOWER(CONCATENATE(LEFT([.L4];15);DEC2HEX(FLOOR(HEX2DEC(MID([.L4];16;1));2))))" office:value-type="string" office:string-value="b1b94480d915bb20">
            <text:p>b1b94480d915bb20</text:p>
          </table:table-cell>
          <table:table-cell/>
          <table:table-cell office:value-type="string">
            <text:p>b1b94480d915bb206ea5c1711ddc9ced7e89f4bc</text:p>
          </table:table-cell>
          <table:table-cell/>
          <table:table-cell office:value-type="string">
            <text:p>125§gov,nist,csrc)/glossary/term/message¤rdfs:Litrl</text:p>
          </table:table-cell>
        </table:table-row>
        <table:table-row table:style-name="ro1"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 table:formula="of:=HEX2DEC([.F5])" office:value-type="float" office:value="1129340906">
            <text:p>1129340906</text:p>
          </table:table-cell>
          <table:table-cell/>
          <table:table-cell table:formula="of:=CONCATENATE(DEC2HEX(HEX2DEC(MID([.L5];8;1))/2);LEFT([.L5];7))" office:value-type="string" office:string-value="43505fea">
            <text:p>43505fea</text:p>
          </table:table-cell>
          <table:table-cell table:formula="of:=LOWER(CONCATENATE(LEFT([.L5];7);DEC2HEX(FLOOR(HEX2DEC(MID([.L5];8;1));2))))" office:value-type="string" office:string-value="3505fea8">
            <text:p>3505fea8</text:p>
          </table:table-cell>
          <table:table-cell/>
          <table:table-cell table:formula="of:=CONCATENATE(DEC2HEX(HEX2DEC(MID([.L5];8;1))/2);LEFT([.L5];15))" office:value-type="string" office:string-value="43505fea9ac5bb0d">
            <text:p>43505fea9ac5bb0d</text:p>
          </table:table-cell>
          <table:table-cell table:formula="of:=LOWER(CONCATENATE(LEFT([.L5];15);DEC2HEX(FLOOR(HEX2DEC(MID([.L5];16;1));2))))" office:value-type="string" office:string-value="3505fea9ac5bb0dc">
            <text:p>3505fea9ac5bb0dc</text:p>
          </table:table-cell>
          <table:table-cell/>
          <table:table-cell office:value-type="string">
            <text:p>3505fea9ac5bb0dc6603f2b0cbc8e1662525b0fc</text:p>
          </table:table-cell>
          <table:table-cell/>
          <table:table-cell office:value-type="string">
            <text:p>1§org,w3)/TR/2012/WD-turtle-20120710÷34148¤rdfs:Class</text:p>
          </table:table-cell>
        </table:table-row>
        <table:table-row table:style-name="ro1">
          <table:table-cell office:value-type="string">
            <text:p>Proton Mail domainID</text:p>
          </table:table-cell>
          <table:table-cell/>
          <table:table-cell office:value-type="string">
            <text:p>P</text:p>
          </table:table-cell>
          <table:table-cell table:formula="of:=HEX2DEC([.F6])" office:value-type="float" office:value="1474065683">
            <text:p>1474065683</text:p>
          </table:table-cell>
          <table:table-cell/>
          <table:table-cell table:formula="of:=CONCATENATE(DEC2HEX(HEX2DEC(MID([.L6];8;1))/2);LEFT([.L6];7))" office:value-type="string" office:string-value="57dc7513">
            <text:p>57dc7513</text:p>
          </table:table-cell>
          <table:table-cell table:formula="of:=LOWER(CONCATENATE(LEFT([.L6];7);DEC2HEX(FLOOR(HEX2DEC(MID([.L6];8;1));2))))" office:value-type="string" office:string-value="7dc7513a">
            <text:p>7dc7513a</text:p>
          </table:table-cell>
          <table:table-cell/>
          <table:table-cell table:formula="of:=CONCATENATE(DEC2HEX(HEX2DEC(MID([.L6];8;1))/2);LEFT([.L6];15))" office:value-type="string" office:string-value="57dc7513b4d5b3bd">
            <text:p>57dc7513b4d5b3bd</text:p>
          </table:table-cell>
          <table:table-cell table:formula="of:=LOWER(CONCATENATE(LEFT([.L6];15);DEC2HEX(FLOOR(HEX2DEC(MID([.L6];16;1));2))))" office:value-type="string" office:string-value="7dc7513b4d5b3bd2">
            <text:p>7dc7513b4d5b3bd2</text:p>
          </table:table-cell>
          <table:table-cell/>
          <table:table-cell office:value-type="string">
            <text:p>7dc7513b4d5b3bd21d0a90704524d24c5c48080a</text:p>
          </table:table-cell>
          <table:table-cell/>
          <table:table-cell office:value-type="string">
            <text:p>134§com,githubusercontent,raw)/ProtonMail/protoncore_ios/ffbfc/libraries/DataModel/Sources/Address.swift÷2056¤rdfs:Class</text:p>
          </table:table-cell>
        </table:table-row>
        <table:table-row table:style-name="ro1">
          <table:table-cell office:value-type="string">
            <text:p>transcode</text:p>
          </table:table-cell>
          <table:table-cell/>
          <table:table-cell office:value-type="string">
            <text:p>P</text:p>
          </table:table-cell>
          <table:table-cell table:formula="of:=HEX2DEC([.F7])" office:value-type="float" office:value="1854444109">
            <text:p>1854444109</text:p>
          </table:table-cell>
          <table:table-cell/>
          <table:table-cell table:formula="of:=CONCATENATE(DEC2HEX(HEX2DEC(MID([.L7];8;1))/2);LEFT([.L7];7))" office:value-type="string" office:string-value="6e88924d">
            <text:p>6e88924d</text:p>
          </table:table-cell>
          <table:table-cell table:formula="of:=LOWER(CONCATENATE(LEFT([.L7];7);DEC2HEX(FLOOR(HEX2DEC(MID([.L7];8;1));2))))" office:value-type="string" office:string-value="e88924dc">
            <text:p>e88924dc</text:p>
          </table:table-cell>
          <table:table-cell/>
          <table:table-cell table:formula="of:=CONCATENATE(DEC2HEX(HEX2DEC(MID([.L7];8;1))/2);LEFT([.L7];15))" office:value-type="string" office:string-value="6e88924dc3c36edc">
            <text:p>6e88924dc3c36edc</text:p>
          </table:table-cell>
          <table:table-cell table:formula="of:=LOWER(CONCATENATE(LEFT([.L7];15);DEC2HEX(FLOOR(HEX2DEC(MID([.L7];16;1));2))))" office:value-type="string" office:string-value="e88924dc3c36edc4">
            <text:p>e88924dc3c36edc4</text:p>
          </table:table-cell>
          <table:table-cell/>
          <table:table-cell office:value-type="string">
            <text:p>e88924dc3c36edc41ad8aec59711de5d1b2a40d1</text:p>
          </table:table-cell>
          <table:table-cell/>
          <table:table-cell office:value-type="string">
            <text:p>1184§uk,co,babelstone)/Software/BabelPad_Dialog_Transcode.html¤rdfs:Litrl</text:p>
          </table:table-cell>
        </table:table-row>
        <table:table-row table:style-name="ro1">
          <table:table-cell office:value-type="string">
            <text:p>hash_value</text:p>
          </table:table-cell>
          <table:table-cell/>
          <table:table-cell office:value-type="string">
            <text:p>P</text:p>
          </table:table-cell>
          <table:table-cell table:formula="of:=HEX2DEC([.F8])" office:value-type="float" office:value="1934023093">
            <text:p>1934023093</text:p>
          </table:table-cell>
          <table:table-cell/>
          <table:table-cell table:formula="of:=CONCATENATE(DEC2HEX(HEX2DEC(MID([.L8];8;1))/2);LEFT([.L8];7))" office:value-type="string" office:string-value="7346d9b5">
            <text:p>7346d9b5</text:p>
          </table:table-cell>
          <table:table-cell table:formula="of:=LOWER(CONCATENATE(LEFT([.L8];7);DEC2HEX(FLOOR(HEX2DEC(MID([.L8];8;1));2))))" office:value-type="string" office:string-value="346d9b5e">
            <text:p>346d9b5e</text:p>
          </table:table-cell>
          <table:table-cell/>
          <table:table-cell table:formula="of:=CONCATENATE(DEC2HEX(HEX2DEC(MID([.L8];8;1))/2);LEFT([.L8];15))" office:value-type="string" office:string-value="7346d9b5f982e4a9">
            <text:p>7346d9b5f982e4a9</text:p>
          </table:table-cell>
          <table:table-cell table:formula="of:=LOWER(CONCATENATE(LEFT([.L8];15);DEC2HEX(FLOOR(HEX2DEC(MID([.L8];16;1));2))))" office:value-type="string" office:string-value="346d9b5f982e4a96">
            <text:p>346d9b5f982e4a96</text:p>
          </table:table-cell>
          <table:table-cell/>
          <table:table-cell office:value-type="string">
            <text:p>346d9b5f982e4a965408b0c0f952fb2391f17118</text:p>
          </table:table-cell>
          <table:table-cell/>
          <table:table-cell office:value-type="string">
            <text:p>125§gov,nist,csrc)/glossary/term/hash_value¤rdfs:Litrl</text:p>
          </table:table-cell>
        </table:table-row>
        <table:table-row table:style-name="ro1">
          <table:table-cell table:style-name="ce1" office:value-type="string">
            <text:p>protonmail.com</text:p>
          </table:table-cell>
          <table:table-cell/>
          <table:table-cell office:value-type="string">
            <text:p>Q</text:p>
          </table:table-cell>
          <table:table-cell table:formula="of:=HEX2DEC([.F9])" office:value-type="float" office:value="2091878036">
            <text:p>2091878036</text:p>
          </table:table-cell>
          <table:table-cell/>
          <table:table-cell table:formula="of:=CONCATENATE(DEC2HEX(HEX2DEC(MID([.L9];8;1))/2);LEFT([.L9];7))" office:value-type="string" office:string-value="7caf8694">
            <text:p>7caf8694</text:p>
          </table:table-cell>
          <table:table-cell table:formula="of:=LOWER(CONCATENATE(LEFT([.L9];7);DEC2HEX(FLOOR(HEX2DEC(MID([.L9];8;1));2))))" office:value-type="string" office:string-value="caf8694e">
            <text:p>caf8694e</text:p>
          </table:table-cell>
          <table:table-cell/>
          <table:table-cell table:formula="of:=CONCATENATE(DEC2HEX(HEX2DEC(MID([.L9];8;1))/2);LEFT([.L9];15))" office:value-type="string" office:string-value="7caf8694f790ab95">
            <text:p>7caf8694f790ab95</text:p>
          </table:table-cell>
          <table:table-cell table:formula="of:=LOWER(CONCATENATE(LEFT([.L9];15);DEC2HEX(FLOOR(HEX2DEC(MID([.L9];16;1));2))))" office:value-type="string" office:string-value="caf8694f790ab954">
            <text:p>caf8694f790ab954</text:p>
          </table:table-cell>
          <table:table-cell/>
          <table:table-cell office:value-type="string">
            <text:p>caf8694f790ab955d07452a2135a8c2976bc2b29</text:p>
          </table:table-cell>
          <table:table-cell/>
          <table:table-cell office:value-type="string">
            <text:p>11§protonmail.com</text:p>
          </table:table-cell>
        </table:table-row>
        <table:table-row table:style-name="ro1">
          <table:table-cell table:style-name="ce1" office:value-type="string">
            <text:p>proton.me</text:p>
          </table:table-cell>
          <table:table-cell/>
          <table:table-cell office:value-type="string">
            <text:p>Q</text:p>
          </table:table-cell>
          <table:table-cell table:formula="of:=HEX2DEC([.F10])" office:value-type="float" office:value="863034527">
            <text:p>863034527</text:p>
          </table:table-cell>
          <table:table-cell/>
          <table:table-cell table:formula="of:=CONCATENATE(DEC2HEX(HEX2DEC(MID([.L10];8;1))/2);LEFT([.L10];7))" office:value-type="string" office:string-value="3370dc9f">
            <text:p>3370dc9f</text:p>
          </table:table-cell>
          <table:table-cell table:formula="of:=LOWER(CONCATENATE(LEFT([.L10];7);DEC2HEX(FLOOR(HEX2DEC(MID([.L10];8;1));2))))" office:value-type="string" office:string-value="370dc9f6">
            <text:p>370dc9f6</text:p>
          </table:table-cell>
          <table:table-cell/>
          <table:table-cell table:formula="of:=CONCATENATE(DEC2HEX(HEX2DEC(MID([.L10];8;1))/2);LEFT([.L10];15))" office:value-type="string" office:string-value="3370dc9f74ece126">
            <text:p>3370dc9f74ece126</text:p>
          </table:table-cell>
          <table:table-cell table:formula="of:=LOWER(CONCATENATE(LEFT([.L10];15);DEC2HEX(FLOOR(HEX2DEC(MID([.L10];16;1));2))))" office:value-type="string" office:string-value="370dc9f74ece1266">
            <text:p>370dc9f74ece1266</text:p>
          </table:table-cell>
          <table:table-cell/>
          <table:table-cell office:value-type="string">
            <text:p>370dc9f74ece1267f1f82928ce4460eaa94235b8</text:p>
          </table:table-cell>
          <table:table-cell/>
          <table:table-cell office:value-type="string">
            <text:p>13§proton.m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(Web services) message</text:p>
          </table:table-cell>
          <table:table-cell/>
          <table:table-cell office:value-type="string">
            <text:p>P</text:p>
          </table:table-cell>
          <table:table-cell table:formula="of:=HEX2DEC([.F13])" office:value-type="float" office:value="1586989635">
            <text:p>1586989635</text:p>
          </table:table-cell>
          <table:table-cell/>
          <table:table-cell table:formula="of:=CONCATENATE(DEC2HEX(HEX2DEC(MID([.L13];8;1))/2);LEFT([.L13];7))" office:value-type="string" office:string-value="5e978a43">
            <text:p>5e978a43</text:p>
          </table:table-cell>
          <table:table-cell table:formula="of:=LOWER(CONCATENATE(LEFT([.L13];7);DEC2HEX(FLOOR(HEX2DEC(MID([.L13];8;1));2))))" office:value-type="string" office:string-value="e978a43a">
            <text:p>e978a43a</text:p>
          </table:table-cell>
          <table:table-cell/>
          <table:table-cell table:formula="of:=CONCATENATE(DEC2HEX(HEX2DEC(MID([.L13];8;1))/2);LEFT([.L13];15))" office:value-type="string" office:string-value="5e978a43a104ae83">
            <text:p>5e978a43a104ae83</text:p>
          </table:table-cell>
          <table:table-cell table:formula="of:=LOWER(CONCATENATE(LEFT([.L13];15);DEC2HEX(FLOOR(HEX2DEC(MID([.L13];16;1));2))))" office:value-type="string" office:string-value="e978a43a104ae830">
            <text:p>e978a43a104ae830</text:p>
          </table:table-cell>
          <table:table-cell/>
          <table:table-cell office:value-type="string">
            <text:p>e978a43a104ae83106f513204965817d92e2d850</text:p>
          </table:table-cell>
          <table:table-cell/>
          <table:table-cell office:value-type="string">
            <text:p>koap7a§gov,nist,csrc)/glossary/term/Message¤rdfs:Litrl</text:p>
          </table:table-cell>
        </table:table-row>
        <table:table-row table:style-name="ro1">
          <table:table-cell office:value-type="string">
            <text:p>hash_value</text:p>
          </table:table-cell>
          <table:table-cell/>
          <table:table-cell office:value-type="string">
            <text:p>P</text:p>
          </table:table-cell>
          <table:table-cell table:formula="of:=HEX2DEC([.F14])" office:value-type="float" office:value="327979103">
            <text:p>327979103</text:p>
          </table:table-cell>
          <table:table-cell/>
          <table:table-cell table:formula="of:=CONCATENATE(DEC2HEX(HEX2DEC(MID([.L14];8;1))/2);LEFT([.L14];7))" office:value-type="string" office:string-value="138c905f">
            <text:p>138c905f</text:p>
          </table:table-cell>
          <table:table-cell table:formula="of:=LOWER(CONCATENATE(LEFT([.L14];7);DEC2HEX(FLOOR(HEX2DEC(MID([.L14];8;1));2))))" office:value-type="string" office:string-value="38c905f2">
            <text:p>38c905f2</text:p>
          </table:table-cell>
          <table:table-cell/>
          <table:table-cell table:formula="of:=CONCATENATE(DEC2HEX(HEX2DEC(MID([.L14];8;1))/2);LEFT([.L14];15))" office:value-type="string" office:string-value="138c905f26ddccad">
            <text:p>138c905f26ddccad</text:p>
          </table:table-cell>
          <table:table-cell table:formula="of:=LOWER(CONCATENATE(LEFT([.L14];15);DEC2HEX(FLOOR(HEX2DEC(MID([.L14];16;1));2))))" office:value-type="string" office:string-value="38c905f26ddccad4">
            <text:p>38c905f26ddccad4</text:p>
          </table:table-cell>
          <table:table-cell/>
          <table:table-cell office:value-type="string">
            <text:p>38c905f26ddccad4448a1e287969236ecb912c60</text:p>
          </table:table-cell>
          <table:table-cell/>
          <table:table-cell office:value-type="string">
            <text:p>ko96kd§gov,nist,csrc)/glossary/term/hash_value¤rdfs:Litrl</text:p>
          </table:table-cell>
        </table:table-row>
        <table:table-row table:style-name="ro1">
          <table:table-cell office:value-type="string">
            <text:p>user name</text:p>
          </table:table-cell>
          <table:table-cell/>
          <table:table-cell office:value-type="string">
            <text:p>Q</text:p>
          </table:table-cell>
          <table:table-cell table:formula="of:=HEX2DEC([.F15])" office:value-type="float" office:value="29313378">
            <text:p>29313378</text:p>
          </table:table-cell>
          <table:table-cell/>
          <table:table-cell table:formula="of:=CONCATENATE(DEC2HEX(HEX2DEC(MID([.L15];8;1))/2);LEFT([.L15];7))" office:value-type="string" office:string-value="01bf4962">
            <text:p>01bf4962</text:p>
          </table:table-cell>
          <table:table-cell table:formula="of:=LOWER(CONCATENATE(LEFT([.L15];7);DEC2HEX(FLOOR(HEX2DEC(MID([.L15];8;1));2))))" office:value-type="string" office:string-value="1bf49620">
            <text:p>1bf49620</text:p>
          </table:table-cell>
          <table:table-cell/>
          <table:table-cell table:formula="of:=CONCATENATE(DEC2HEX(HEX2DEC(MID([.L15];8;1))/2);LEFT([.L15];15))" office:value-type="string" office:string-value="01bf49620d77920c">
            <text:p>01bf49620d77920c</text:p>
          </table:table-cell>
          <table:table-cell table:formula="of:=LOWER(CONCATENATE(LEFT([.L15];15);DEC2HEX(FLOOR(HEX2DEC(MID([.L15];16;1));2))))" office:value-type="string" office:string-value="1bf49620d77920c2">
            <text:p>1bf49620d77920c2</text:p>
          </table:table-cell>
          <table:table-cell/>
          <table:table-cell office:value-type="string">
            <text:p>1bf49620d77920c3b8ada4e0e5bb5c89c5743cbc</text:p>
          </table:table-cell>
          <table:table-cell/>
          <table:table-cell office:value-type="string">
            <text:p>evs∅∅∅§iso_std_iso-iec-ieee_9945_ed-1_v1_en.mhtml#iso_std_iso-iec-ieee_9945_ed-1_v1_en_term_3.429</text:p>
          </table:table-cell>
        </table:table-row>
        <table:table-row table:style-name="ro1">
          <table:table-cell office:value-type="string">
            <text:p>user name</text:p>
          </table:table-cell>
          <table:table-cell/>
          <table:table-cell office:value-type="string">
            <text:p>P</text:p>
          </table:table-cell>
          <table:table-cell table:formula="of:=HEX2DEC([.F16])" office:value-type="float" office:value="1573609299">
            <text:p>1573609299</text:p>
          </table:table-cell>
          <table:table-cell/>
          <table:table-cell table:formula="of:=CONCATENATE(DEC2HEX(HEX2DEC(MID([.L16];8;1))/2);LEFT([.L16];7))" office:value-type="string" office:string-value="5dcb5f53">
            <text:p>5dcb5f53</text:p>
          </table:table-cell>
          <table:table-cell table:formula="of:=LOWER(CONCATENATE(LEFT([.L16];7);DEC2HEX(FLOOR(HEX2DEC(MID([.L16];8;1));2))))" office:value-type="string" office:string-value="dcb5f53a">
            <text:p>dcb5f53a</text:p>
          </table:table-cell>
          <table:table-cell/>
          <table:table-cell table:formula="of:=CONCATENATE(DEC2HEX(HEX2DEC(MID([.L16];8;1))/2);LEFT([.L16];15))" office:value-type="string" office:string-value="5dcb5f53bf7606e0">
            <text:p>5dcb5f53bf7606e0</text:p>
          </table:table-cell>
          <table:table-cell table:formula="of:=LOWER(CONCATENATE(LEFT([.L16];15);DEC2HEX(FLOOR(HEX2DEC(MID([.L16];16;1));2))))" office:value-type="string" office:string-value="dcb5f53bf7606e0a">
            <text:p>dcb5f53bf7606e0a</text:p>
          </table:table-cell>
          <table:table-cell/>
          <table:table-cell office:value-type="string">
            <text:p>dcb5f53bf7606e0a10efe1527beb41ae77e44ea1</text:p>
          </table:table-cell>
          <table:table-cell/>
          <table:table-cell office:value-type="string">
            <text:p>evs∅∅∅§iso_std_iso-iec-ieee_9945_ed-1_v1_en.mhtml#iso_std_iso-iec-ieee_9945_ed-1_v1_en_term_3.429¤rdfs:Clas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(Web services) message</text:p>
          </table:table-cell>
          <table:table-cell/>
          <table:table-cell office:value-type="string">
            <text:p>P</text:p>
          </table:table-cell>
          <table:table-cell table:formula="of:=HEX2DEC([.F19])" office:value-type="float" office:value="623664476">
            <text:p>623664476</text:p>
          </table:table-cell>
          <table:table-cell/>
          <table:table-cell table:formula="of:=CONCATENATE(DEC2HEX(HEX2DEC(MID([.L19];8;1))/2);LEFT([.L19];7))" office:value-type="string" office:string-value="252c5d5c">
            <text:p>252c5d5c</text:p>
          </table:table-cell>
          <table:table-cell table:formula="of:=LOWER(CONCATENATE(LEFT([.L19];7);DEC2HEX(FLOOR(HEX2DEC(MID([.L19];8;1));2))))" office:value-type="string" office:string-value="52c5d5c4">
            <text:p>52c5d5c4</text:p>
          </table:table-cell>
          <table:table-cell/>
          <table:table-cell table:formula="of:=CONCATENATE(DEC2HEX(HEX2DEC(MID([.L19];8;1))/2);LEFT([.L19];15))" office:value-type="string" office:string-value="252c5d5c4c26f610">
            <text:p>252c5d5c4c26f610</text:p>
          </table:table-cell>
          <table:table-cell table:formula="of:=LOWER(CONCATENATE(LEFT([.L19];15);DEC2HEX(FLOOR(HEX2DEC(MID([.L19];16;1));2))))" office:value-type="string" office:string-value="52c5d5c4c26f610e">
            <text:p>52c5d5c4c26f610e</text:p>
          </table:table-cell>
          <table:table-cell/>
          <table:table-cell office:value-type="string">
            <text:p>52c5d5c4c26f610edb43a60a0b6da75cab883c56</text:p>
          </table:table-cell>
          <table:table-cell/>
          <table:table-cell office:value-type="string">
            <text:p>koap7a§http¶gov,nist,csrc)/glossary/term/Message¤rdfs:Literal</text:p>
          </table:table-cell>
        </table:table-row>
        <table:table-row table:style-name="ro1">
          <table:table-cell office:value-type="string">
            <text:p>hash_value</text:p>
          </table:table-cell>
          <table:table-cell/>
          <table:table-cell office:value-type="string">
            <text:p>P</text:p>
          </table:table-cell>
          <table:table-cell table:formula="of:=HEX2DEC([.F20])" office:value-type="float" office:value="380360512">
            <text:p>380360512</text:p>
          </table:table-cell>
          <table:table-cell/>
          <table:table-cell table:formula="of:=CONCATENATE(DEC2HEX(HEX2DEC(MID([.L20];8;1))/2);LEFT([.L20];7))" office:value-type="string" office:string-value="16abd740">
            <text:p>16abd740</text:p>
          </table:table-cell>
          <table:table-cell table:formula="of:=LOWER(CONCATENATE(LEFT([.L20];7);DEC2HEX(FLOOR(HEX2DEC(MID([.L20];8;1));2))))" office:value-type="string" office:string-value="6abd7402">
            <text:p>6abd7402</text:p>
          </table:table-cell>
          <table:table-cell/>
          <table:table-cell table:formula="of:=CONCATENATE(DEC2HEX(HEX2DEC(MID([.L20];8;1))/2);LEFT([.L20];15))" office:value-type="string" office:string-value="16abd7403ac9a9d9">
            <text:p>16abd7403ac9a9d9</text:p>
          </table:table-cell>
          <table:table-cell table:formula="of:=LOWER(CONCATENATE(LEFT([.L20];15);DEC2HEX(FLOOR(HEX2DEC(MID([.L20];16;1));2))))" office:value-type="string" office:string-value="6abd7403ac9a9d92">
            <text:p>6abd7403ac9a9d92</text:p>
          </table:table-cell>
          <table:table-cell/>
          <table:table-cell office:value-type="string">
            <text:p>6abd7403ac9a9d9317e12976514058f92cf20e51</text:p>
          </table:table-cell>
          <table:table-cell/>
          <table:table-cell office:value-type="string">
            <text:p>ko96kd§http¶gov,nist,csrc)/glossary/term/hash_value¤rdfs:Literal</text:p>
          </table:table-cell>
        </table:table-row>
        <table:table-row table:style-name="ro1">
          <table:table-cell office:value-type="string">
            <text:p>addr-spec</text:p>
          </table:table-cell>
          <table:table-cell/>
          <table:table-cell office:value-type="string">
            <text:p>Q</text:p>
          </table:table-cell>
          <table:table-cell table:formula="of:=HEX2DEC([.F21])" office:value-type="float" office:value="577655534">
            <text:p>577655534</text:p>
          </table:table-cell>
          <table:table-cell/>
          <table:table-cell table:formula="of:=CONCATENATE(DEC2HEX(HEX2DEC(MID([.L21];8;1))/2);LEFT([.L21];7))" office:value-type="string" office:string-value="226e52ee">
            <text:p>226e52ee</text:p>
          </table:table-cell>
          <table:table-cell table:formula="of:=LOWER(CONCATENATE(LEFT([.L21];7);DEC2HEX(FLOOR(HEX2DEC(MID([.L21];8;1));2))))" office:value-type="string" office:string-value="26e52ee4">
            <text:p>26e52ee4</text:p>
          </table:table-cell>
          <table:table-cell/>
          <table:table-cell table:formula="of:=CONCATENATE(DEC2HEX(HEX2DEC(MID([.L21];8;1))/2);LEFT([.L21];15))" office:value-type="string" office:string-value="226e52ee59d0b391">
            <text:p>226e52ee59d0b391</text:p>
          </table:table-cell>
          <table:table-cell table:formula="of:=LOWER(CONCATENATE(LEFT([.L21];15);DEC2HEX(FLOOR(HEX2DEC(MID([.L21];16;1));2))))" office:value-type="string" office:string-value="26e52ee59d0b3910">
            <text:p>26e52ee59d0b3910</text:p>
          </table:table-cell>
          <table:table-cell/>
          <table:table-cell office:value-type="string">
            <text:p>26e52ee59d0b39101a8fe6dd89f7b65669b76462</text:p>
          </table:table-cell>
          <table:table-cell/>
          <table:table-cell office:value-type="string">
            <text:p>eduuov§http¶org,rfc-editor)/rfc/rfc5322.txt÷40596·9</text:p>
          </table:table-cell>
        </table:table-row>
        <table:table-row table:style-name="ro1">
          <table:table-cell office:value-type="string">
            <text:p>addr-spec</text:p>
          </table:table-cell>
          <table:table-cell/>
          <table:table-cell office:value-type="string">
            <text:p>P</text:p>
          </table:table-cell>
          <table:table-cell table:formula="of:=HEX2DEC([.F22])" office:value-type="float" office:value="422912980">
            <text:p>422912980</text:p>
          </table:table-cell>
          <table:table-cell/>
          <table:table-cell table:formula="of:=CONCATENATE(DEC2HEX(HEX2DEC(MID([.L22];8;1))/2);LEFT([.L22];7))" office:value-type="string" office:string-value="193523d4">
            <text:p>193523d4</text:p>
          </table:table-cell>
          <table:table-cell table:formula="of:=LOWER(CONCATENATE(LEFT([.L22];7);DEC2HEX(FLOOR(HEX2DEC(MID([.L22];8;1));2))))" office:value-type="string" office:string-value="93523d42">
            <text:p>93523d42</text:p>
          </table:table-cell>
          <table:table-cell/>
          <table:table-cell table:formula="of:=CONCATENATE(DEC2HEX(HEX2DEC(MID([.L22];8;1))/2);LEFT([.L22];15))" office:value-type="string" office:string-value="193523d43a924bc3">
            <text:p>193523d43a924bc3</text:p>
          </table:table-cell>
          <table:table-cell table:formula="of:=LOWER(CONCATENATE(LEFT([.L22];15);DEC2HEX(FLOOR(HEX2DEC(MID([.L22];16;1));2))))" office:value-type="string" office:string-value="93523d43a924bc3c">
            <text:p>93523d43a924bc3c</text:p>
          </table:table-cell>
          <table:table-cell/>
          <table:table-cell office:value-type="string">
            <text:p>93523d43a924bc3df61fe397e648c5e91b0cbc05</text:p>
          </table:table-cell>
          <table:table-cell/>
          <table:table-cell office:value-type="string">
            <text:p>eduuov§http¶org,rfc-editor)/rfc/rfc5322.txt÷40596·9¤rdfs:Class</text:p>
          </table:table-cell>
        </table:table-row>
        <table:table-row table:style-name="ro1">
          <table:table-cell office:value-type="string">
            <text:p>(≔) local-part</text:p>
          </table:table-cell>
          <table:table-cell/>
          <table:table-cell office:value-type="string">
            <text:p>Q</text:p>
          </table:table-cell>
          <table:table-cell table:formula="of:=HEX2DEC([.F23])" office:value-type="float" office:value="1649347186">
            <text:p>1649347186</text:p>
          </table:table-cell>
          <table:table-cell/>
          <table:table-cell table:formula="of:=CONCATENATE(DEC2HEX(HEX2DEC(MID([.L23];8;1))/2);LEFT([.L23];7))" office:value-type="string" office:string-value="624f0a72">
            <text:p>624f0a72</text:p>
          </table:table-cell>
          <table:table-cell table:formula="of:=LOWER(CONCATENATE(LEFT([.L23];7);DEC2HEX(FLOOR(HEX2DEC(MID([.L23];8;1));2))))" office:value-type="string" office:string-value="24f0a72c">
            <text:p>24f0a72c</text:p>
          </table:table-cell>
          <table:table-cell/>
          <table:table-cell table:formula="of:=CONCATENATE(DEC2HEX(HEX2DEC(MID([.L23];8;1))/2);LEFT([.L23];15))" office:value-type="string" office:string-value="624f0a72d05f4150">
            <text:p>624f0a72d05f4150</text:p>
          </table:table-cell>
          <table:table-cell table:formula="of:=LOWER(CONCATENATE(LEFT([.L23];15);DEC2HEX(FLOOR(HEX2DEC(MID([.L23];16;1));2))))" office:value-type="string" office:string-value="24f0a72d05f41504">
            <text:p>24f0a72d05f41504</text:p>
          </table:table-cell>
          <table:table-cell/>
          <table:table-cell office:value-type="string">
            <text:p>24f0a72d05f41504f88509ca97f297b99e01f788</text:p>
          </table:table-cell>
          <table:table-cell/>
          <table:table-cell office:value-type="string">
            <text:p>eduuov§http¶org,rfc-editor)/rfc/rfc5322.txt÷40616·10</text:p>
          </table:table-cell>
        </table:table-row>
        <table:table-row table:style-name="ro1">
          <table:table-cell office:value-type="string">
            <text:p>(≔) local-part</text:p>
          </table:table-cell>
          <table:table-cell/>
          <table:table-cell office:value-type="string">
            <text:p>P</text:p>
          </table:table-cell>
          <table:table-cell table:formula="of:=HEX2DEC([.F24])" office:value-type="float" office:value="1200326060">
            <text:p>1200326060</text:p>
          </table:table-cell>
          <table:table-cell/>
          <table:table-cell table:formula="of:=CONCATENATE(DEC2HEX(HEX2DEC(MID([.L24];8;1))/2);LEFT([.L24];7))" office:value-type="string" office:string-value="478b85ac">
            <text:p>478b85ac</text:p>
          </table:table-cell>
          <table:table-cell table:formula="of:=LOWER(CONCATENATE(LEFT([.L24];7);DEC2HEX(FLOOR(HEX2DEC(MID([.L24];8;1));2))))" office:value-type="string" office:string-value="78b85ac8">
            <text:p>78b85ac8</text:p>
          </table:table-cell>
          <table:table-cell/>
          <table:table-cell table:formula="of:=CONCATENATE(DEC2HEX(HEX2DEC(MID([.L24];8;1))/2);LEFT([.L24];15))" office:value-type="string" office:string-value="478b85ac99cea1e7">
            <text:p>478b85ac99cea1e7</text:p>
          </table:table-cell>
          <table:table-cell table:formula="of:=LOWER(CONCATENATE(LEFT([.L24];15);DEC2HEX(FLOOR(HEX2DEC(MID([.L24];16;1));2))))" office:value-type="string" office:string-value="78b85ac99cea1e7a">
            <text:p>78b85ac99cea1e7a</text:p>
          </table:table-cell>
          <table:table-cell/>
          <table:table-cell office:value-type="string">
            <text:p>78b85ac99cea1e7adfc1a5273251ca605c184120</text:p>
          </table:table-cell>
          <table:table-cell/>
          <table:table-cell office:value-type="string">
            <text:p>eduuov§http¶org,rfc-editor)/rfc/rfc5322.txt÷40616·10¤rdfs:Class</text:p>
          </table:table-cell>
        </table:table-row>
        <table:table-row table:style-name="ro1">
          <table:table-cell office:value-type="string">
            <text:p>(≔) domain</text:p>
          </table:table-cell>
          <table:table-cell/>
          <table:table-cell office:value-type="string">
            <text:p>Q</text:p>
          </table:table-cell>
          <table:table-cell table:formula="of:=HEX2DEC([.F25])" office:value-type="float" office:value="557663898">
            <text:p>557663898</text:p>
          </table:table-cell>
          <table:table-cell/>
          <table:table-cell table:formula="of:=CONCATENATE(DEC2HEX(HEX2DEC(MID([.L25];8;1))/2);LEFT([.L25];7))" office:value-type="string" office:string-value="213d469a">
            <text:p>213d469a</text:p>
          </table:table-cell>
          <table:table-cell table:formula="of:=LOWER(CONCATENATE(LEFT([.L25];7);DEC2HEX(FLOOR(HEX2DEC(MID([.L25];8;1));2))))" office:value-type="string" office:string-value="13d469a4">
            <text:p>13d469a4</text:p>
          </table:table-cell>
          <table:table-cell/>
          <table:table-cell table:formula="of:=CONCATENATE(DEC2HEX(HEX2DEC(MID([.L25];8;1))/2);LEFT([.L25];15))" office:value-type="string" office:string-value="213d469a47006735">
            <text:p>213d469a47006735</text:p>
          </table:table-cell>
          <table:table-cell table:formula="of:=LOWER(CONCATENATE(LEFT([.L25];15);DEC2HEX(FLOOR(HEX2DEC(MID([.L25];16;1));2))))" office:value-type="string" office:string-value="13d469a47006735a">
            <text:p>13d469a47006735a</text:p>
          </table:table-cell>
          <table:table-cell/>
          <table:table-cell office:value-type="string">
            <text:p>13d469a47006735af23303e6ebca4b14e2bccaf2</text:p>
          </table:table-cell>
          <table:table-cell/>
          <table:table-cell office:value-type="string">
            <text:p>eduuov§http¶org,rfc-editor)/rfc/rfc5322.txt÷40631·6</text:p>
          </table:table-cell>
        </table:table-row>
        <table:table-row table:style-name="ro1">
          <table:table-cell office:value-type="string">
            <text:p>(≔) domain</text:p>
          </table:table-cell>
          <table:table-cell/>
          <table:table-cell office:value-type="string">
            <text:p>P</text:p>
          </table:table-cell>
          <table:table-cell table:formula="of:=HEX2DEC([.F26])" office:value-type="float" office:value="1846302233">
            <text:p>1846302233</text:p>
          </table:table-cell>
          <table:table-cell/>
          <table:table-cell table:formula="of:=CONCATENATE(DEC2HEX(HEX2DEC(MID([.L26];8;1))/2);LEFT([.L26];7))" office:value-type="string" office:string-value="6e0c5619">
            <text:p>6e0c5619</text:p>
          </table:table-cell>
          <table:table-cell table:formula="of:=LOWER(CONCATENATE(LEFT([.L26];7);DEC2HEX(FLOOR(HEX2DEC(MID([.L26];8;1));2))))" office:value-type="string" office:string-value="e0c5619c">
            <text:p>e0c5619c</text:p>
          </table:table-cell>
          <table:table-cell/>
          <table:table-cell table:formula="of:=CONCATENATE(DEC2HEX(HEX2DEC(MID([.L26];8;1))/2);LEFT([.L26];15))" office:value-type="string" office:string-value="6e0c5619dda8928c">
            <text:p>6e0c5619dda8928c</text:p>
          </table:table-cell>
          <table:table-cell table:formula="of:=LOWER(CONCATENATE(LEFT([.L26];15);DEC2HEX(FLOOR(HEX2DEC(MID([.L26];16;1));2))))" office:value-type="string" office:string-value="e0c5619dda8928c6">
            <text:p>e0c5619dda8928c6</text:p>
          </table:table-cell>
          <table:table-cell/>
          <table:table-cell office:value-type="string">
            <text:p>e0c5619dda8928c795bcefcacaaee488a91ba261</text:p>
          </table:table-cell>
          <table:table-cell/>
          <table:table-cell office:value-type="string">
            <text:p>eduuov§http¶org,rfc-editor)/rfc/rfc5322.txt÷40631·6¤rdfs:Class</text:p>
          </table:table-cell>
        </table:table-row>
        <table:table-row table:style-name="ro1">
          <table:table-cell office:value-type="string">
            <text:p>(predicate token) a</text:p>
          </table:table-cell>
          <table:table-cell/>
          <table:table-cell office:value-type="string">
            <text:p>P</text:p>
          </table:table-cell>
          <table:table-cell table:formula="of:=HEX2DEC([.F27])" office:value-type="float" office:value="1733326174">
            <text:p>1733326174</text:p>
          </table:table-cell>
          <table:table-cell/>
          <table:table-cell table:formula="of:=CONCATENATE(DEC2HEX(HEX2DEC(MID([.L27];8;1))/2);LEFT([.L27];7))" office:value-type="string" office:string-value="6750755e">
            <text:p>6750755e</text:p>
          </table:table-cell>
          <table:table-cell table:formula="of:=LOWER(CONCATENATE(LEFT([.L27];7);DEC2HEX(FLOOR(HEX2DEC(MID([.L27];8;1));2))))" office:value-type="string" office:string-value="750755ec">
            <text:p>750755ec</text:p>
          </table:table-cell>
          <table:table-cell/>
          <table:table-cell table:formula="of:=CONCATENATE(DEC2HEX(HEX2DEC(MID([.L27];8;1))/2);LEFT([.L27];15))" office:value-type="string" office:string-value="6750755ec7f161e9">
            <text:p>6750755ec7f161e9</text:p>
          </table:table-cell>
          <table:table-cell table:formula="of:=LOWER(CONCATENATE(LEFT([.L27];15);DEC2HEX(FLOOR(HEX2DEC(MID([.L27];16;1));2))))" office:value-type="string" office:string-value="750755ec7f161e9c">
            <text:p>750755ec7f161e9c</text:p>
          </table:table-cell>
          <table:table-cell/>
          <table:table-cell office:value-type="string">
            <text:p>750755ec7f161e9dc22b54ec45071fae311f32fe</text:p>
          </table:table-cell>
          <table:table-cell/>
          <table:table-cell office:value-type="string">
            <text:p>gc1d∅∅§org,w3)/TR/2012/WD-turtle-20120710÷34148¤rdfs:Class</text:p>
          </table:table-cell>
        </table:table-row>
        <table:table-row table:style-name="ro1">
          <table:table-cell office:value-type="string">
            <text:p>username1password@protonmail.com</text:p>
          </table:table-cell>
          <table:table-cell/>
          <table:table-cell office:value-type="string">
            <text:p>Q</text:p>
          </table:table-cell>
          <table:table-cell table:formula="of:=HEX2DEC([.F28])" office:value-type="float" office:value="1698448244">
            <text:p>1698448244</text:p>
          </table:table-cell>
          <table:table-cell/>
          <table:table-cell table:formula="of:=CONCATENATE(DEC2HEX(HEX2DEC(MID([.L28];8;1))/2);LEFT([.L28];7))" office:value-type="string" office:string-value="653c4374">
            <text:p>653c4374</text:p>
          </table:table-cell>
          <table:table-cell table:formula="of:=LOWER(CONCATENATE(LEFT([.L28];7);DEC2HEX(FLOOR(HEX2DEC(MID([.L28];8;1));2))))" office:value-type="string" office:string-value="53c4374c">
            <text:p>53c4374c</text:p>
          </table:table-cell>
          <table:table-cell/>
          <table:table-cell table:formula="of:=CONCATENATE(DEC2HEX(HEX2DEC(MID([.L28];8;1))/2);LEFT([.L28];15))" office:value-type="string" office:string-value="653c4374d88f5677">
            <text:p>653c4374d88f5677</text:p>
          </table:table-cell>
          <table:table-cell table:formula="of:=LOWER(CONCATENATE(LEFT([.L28];15);DEC2HEX(FLOOR(HEX2DEC(MID([.L28];16;1));2))))" office:value-type="string" office:string-value="53c4374d88f56774">
            <text:p>53c4374d88f56774</text:p>
          </table:table-cell>
          <table:table-cell/>
          <table:table-cell office:value-type="string">
            <text:p>53c4374d88f56775adc78aef525ecb63920aec24</text:p>
          </table:table-cell>
          <table:table-cell/>
          <table:table-cell office:value-type="string">
            <text:p>k0eyth§mailto¶com,protonmail)/username1password</text:p>
          </table:table-cell>
        </table:table-row>
        <table:table-row table:style-name="ro1">
          <table:table-cell office:value-type="string">
            <text:p>ïíßìèÛçßnêÛííñéìÞ³êìéîéèçÛãækÝéç</text:p>
          </table:table-cell>
          <table:table-cell/>
          <table:table-cell office:value-type="string">
            <text:p>Q</text:p>
          </table:table-cell>
          <table:table-cell table:formula="of:=HEX2DEC([.F29])" office:value-type="float" office:value="2121935266">
            <text:p>2121935266</text:p>
          </table:table-cell>
          <table:table-cell/>
          <table:table-cell table:formula="of:=CONCATENATE(DEC2HEX(HEX2DEC(MID([.L29];8;1))/2);LEFT([.L29];7))" office:value-type="string" office:string-value="7e7a29a2">
            <text:p>7e7a29a2</text:p>
          </table:table-cell>
          <table:table-cell table:formula="of:=LOWER(CONCATENATE(LEFT([.L29];7);DEC2HEX(FLOOR(HEX2DEC(MID([.L29];8;1));2))))" office:value-type="string" office:string-value="e7a29a2e">
            <text:p>e7a29a2e</text:p>
          </table:table-cell>
          <table:table-cell/>
          <table:table-cell table:formula="of:=CONCATENATE(DEC2HEX(HEX2DEC(MID([.L29];8;1))/2);LEFT([.L29];15))" office:value-type="string" office:string-value="7e7a29a2f7c0e073">
            <text:p>7e7a29a2f7c0e073</text:p>
          </table:table-cell>
          <table:table-cell table:formula="of:=LOWER(CONCATENATE(LEFT([.L29];15);DEC2HEX(FLOOR(HEX2DEC(MID([.L29];16;1));2))))" office:value-type="string" office:string-value="e7a29a2f7c0e073c">
            <text:p>e7a29a2f7c0e073c</text:p>
          </table:table-cell>
          <table:table-cell/>
          <table:table-cell office:value-type="string">
            <text:p>e7a29a2f7c0e073d1df93388b1157aa4faf5ba9c</text:p>
          </table:table-cell>
          <table:table-cell/>
          <table:table-cell office:value-type="string">
            <text:p>åmßóîâĢçÛãæîéıÝéçiêìéîéèçÛãæflïíßìèÛçßnêÛííñéìÞ</text:p>
          </table:table-cell>
        </table:table-row>
        <table:table-row table:style-name="ro1">
          <table:table-cell office:value-type="string">
            <text:p>username1password@proton.me</text:p>
          </table:table-cell>
          <table:table-cell/>
          <table:table-cell office:value-type="string">
            <text:p>Q</text:p>
          </table:table-cell>
          <table:table-cell table:formula="of:=HEX2DEC([.F30])" office:value-type="float" office:value="645776051">
            <text:p>645776051</text:p>
          </table:table-cell>
          <table:table-cell/>
          <table:table-cell table:formula="of:=CONCATENATE(DEC2HEX(HEX2DEC(MID([.L30];8;1))/2);LEFT([.L30];7))" office:value-type="string" office:string-value="267dc2b3">
            <text:p>267dc2b3</text:p>
          </table:table-cell>
          <table:table-cell table:formula="of:=LOWER(CONCATENATE(LEFT([.L30];7);DEC2HEX(FLOOR(HEX2DEC(MID([.L30];8;1));2))))" office:value-type="string" office:string-value="67dc2b34">
            <text:p>67dc2b34</text:p>
          </table:table-cell>
          <table:table-cell/>
          <table:table-cell table:formula="of:=CONCATENATE(DEC2HEX(HEX2DEC(MID([.L30];8;1))/2);LEFT([.L30];15))" office:value-type="string" office:string-value="267dc2b34e8f421f">
            <text:p>267dc2b34e8f421f</text:p>
          </table:table-cell>
          <table:table-cell table:formula="of:=LOWER(CONCATENATE(LEFT([.L30];15);DEC2HEX(FLOOR(HEX2DEC(MID([.L30];16;1));2))))" office:value-type="string" office:string-value="67dc2b34e8f421f8">
            <text:p>67dc2b34e8f421f8</text:p>
          </table:table-cell>
          <table:table-cell/>
          <table:table-cell office:value-type="string">
            <text:p>67dc2b34e8f421f8677a96673d677187e30730fa</text:p>
          </table:table-cell>
          <table:table-cell/>
          <table:table-cell office:value-type="string">
            <text:p>lg3trb§mailto¶me,proton)/username1password</text:p>
          </table:table-cell>
        </table:table-row>
        <table:table-row table:style-name="ro1">
          <table:table-cell office:value-type="string">
            <text:p>username1password</text:p>
          </table:table-cell>
          <table:table-cell/>
          <table:table-cell office:value-type="string">
            <text:p>Q</text:p>
          </table:table-cell>
          <table:table-cell table:formula="of:=HEX2DEC([.F31])" office:value-type="float" office:value="1712197083">
            <text:p>1712197083</text:p>
          </table:table-cell>
          <table:table-cell/>
          <table:table-cell table:formula="of:=CONCATENATE(DEC2HEX(HEX2DEC(MID([.L31];8;1))/2);LEFT([.L31];7))" office:value-type="string" office:string-value="660e0ddb">
            <text:p>660e0ddb</text:p>
          </table:table-cell>
          <table:table-cell table:formula="of:=LOWER(CONCATENATE(LEFT([.L31];7);DEC2HEX(FLOOR(HEX2DEC(MID([.L31];8;1));2))))" office:value-type="string" office:string-value="60e0ddbc">
            <text:p>60e0ddbc</text:p>
          </table:table-cell>
          <table:table-cell/>
          <table:table-cell table:formula="of:=CONCATENATE(DEC2HEX(HEX2DEC(MID([.L31];8;1))/2);LEFT([.L31];15))" office:value-type="string" office:string-value="660e0ddbd60a95fb">
            <text:p>660e0ddbd60a95fb</text:p>
          </table:table-cell>
          <table:table-cell table:formula="of:=LOWER(CONCATENATE(LEFT([.L31];15);DEC2HEX(FLOOR(HEX2DEC(MID([.L31];16;1));2))))" office:value-type="string" office:string-value="60e0ddbd60a95fb0">
            <text:p>60e0ddbd60a95fb0</text:p>
          </table:table-cell>
          <table:table-cell/>
          <table:table-cell office:value-type="string">
            <text:p>60e0ddbd60a95fb1e45b70c0615101daacd30787</text:p>
          </table:table-cell>
          <table:table-cell/>
          <table:table-cell office:value-type="string">
            <text:p>username1password</text:p>
          </table:table-cell>
        </table:table-row>
        <table:table-row table:style-name="ro1">
          <table:table-cell office:value-type="string">
            <text:p>protonmail.com</text:p>
          </table:table-cell>
          <table:table-cell/>
          <table:table-cell office:value-type="string">
            <text:p>Q</text:p>
          </table:table-cell>
          <table:table-cell table:formula="of:=HEX2DEC([.F32])" office:value-type="float" office:value="225247093">
            <text:p>225247093</text:p>
          </table:table-cell>
          <table:table-cell/>
          <table:table-cell table:formula="of:=CONCATENATE(DEC2HEX(HEX2DEC(MID([.L32];8;1))/2);LEFT([.L32];7))" office:value-type="string" office:string-value="0d6cff75">
            <text:p>0d6cff75</text:p>
          </table:table-cell>
          <table:table-cell table:formula="of:=LOWER(CONCATENATE(LEFT([.L32];7);DEC2HEX(FLOOR(HEX2DEC(MID([.L32];8;1));2))))" office:value-type="string" office:string-value="d6cff750">
            <text:p>d6cff750</text:p>
          </table:table-cell>
          <table:table-cell/>
          <table:table-cell table:formula="of:=CONCATENATE(DEC2HEX(HEX2DEC(MID([.L32];8;1))/2);LEFT([.L32];15))" office:value-type="string" office:string-value="0d6cff7508090d31">
            <text:p>0d6cff7508090d31</text:p>
          </table:table-cell>
          <table:table-cell table:formula="of:=LOWER(CONCATENATE(LEFT([.L32];15);DEC2HEX(FLOOR(HEX2DEC(MID([.L32];16;1));2))))" office:value-type="string" office:string-value="d6cff7508090d312">
            <text:p>d6cff7508090d312</text:p>
          </table:table-cell>
          <table:table-cell/>
          <table:table-cell office:value-type="string">
            <text:p>d6cff7508090d312e951e95ffcb721bfc24ce37c</text:p>
          </table:table-cell>
          <table:table-cell/>
          <table:table-cell office:value-type="string">
            <text:p>i25∅∅∅¶com,protonmail</text:p>
          </table:table-cell>
        </table:table-row>
        <table:table-row table:style-name="ro1">
          <table:table-cell office:value-type="string">
            <text:p>proton.me</text:p>
          </table:table-cell>
          <table:table-cell/>
          <table:table-cell office:value-type="string">
            <text:p>Q</text:p>
          </table:table-cell>
          <table:table-cell table:formula="of:=HEX2DEC([.F33])" office:value-type="float" office:value="1062132358">
            <text:p>1062132358</text:p>
          </table:table-cell>
          <table:table-cell/>
          <table:table-cell table:formula="of:=CONCATENATE(DEC2HEX(HEX2DEC(MID([.L33];8;1))/2);LEFT([.L33];7))" office:value-type="string" office:string-value="3f4eda86">
            <text:p>3f4eda86</text:p>
          </table:table-cell>
          <table:table-cell table:formula="of:=LOWER(CONCATENATE(LEFT([.L33];7);DEC2HEX(FLOOR(HEX2DEC(MID([.L33];8;1));2))))" office:value-type="string" office:string-value="f4eda866">
            <text:p>f4eda866</text:p>
          </table:table-cell>
          <table:table-cell/>
          <table:table-cell table:formula="of:=CONCATENATE(DEC2HEX(HEX2DEC(MID([.L33];8;1))/2);LEFT([.L33];15))" office:value-type="string" office:string-value="3f4eda866338447f">
            <text:p>3f4eda866338447f</text:p>
          </table:table-cell>
          <table:table-cell table:formula="of:=LOWER(CONCATENATE(LEFT([.L33];15);DEC2HEX(FLOOR(HEX2DEC(MID([.L33];16;1));2))))" office:value-type="string" office:string-value="f4eda866338447f8">
            <text:p>f4eda866338447f8</text:p>
          </table:table-cell>
          <table:table-cell/>
          <table:table-cell office:value-type="string">
            <text:p>f4eda866338447f9e0c0d11f76b8c64e01984ba5</text:p>
          </table:table-cell>
          <table:table-cell/>
          <table:table-cell office:value-type="string">
            <text:p>lfq∅∅∅¶me,proton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Q</text:p>
          </table:table-cell>
          <table:table-cell table:formula="of:=HEX2DEC([.F35])" office:value-type="float" office:value="1066877003">
            <text:p>1066877003</text:p>
          </table:table-cell>
          <table:table-cell/>
          <table:table-cell table:formula="of:=CONCATENATE(DEC2HEX(HEX2DEC(MID([.L35];8;1))/2);LEFT([.L35];7))" office:value-type="string" office:string-value="3f97404b">
            <text:p>3f97404b</text:p>
          </table:table-cell>
          <table:table-cell table:formula="of:=LOWER(CONCATENATE(LEFT([.L35];7);DEC2HEX(FLOOR(HEX2DEC(MID([.L35];8;1));2))))" office:value-type="string" office:string-value="f97404b6">
            <text:p>f97404b6</text:p>
          </table:table-cell>
          <table:table-cell/>
          <table:table-cell table:formula="of:=CONCATENATE(DEC2HEX(HEX2DEC(MID([.L35];8;1))/2);LEFT([.L35];15))" office:value-type="string" office:string-value="3f97404b7959eac4">
            <text:p>3f97404b7959eac4</text:p>
          </table:table-cell>
          <table:table-cell table:formula="of:=LOWER(CONCATENATE(LEFT([.L35];15);DEC2HEX(FLOOR(HEX2DEC(MID([.L35];16;1));2))))" office:value-type="string" office:string-value="f97404b7959eac40">
            <text:p>f97404b7959eac40</text:p>
          </table:table-cell>
          <table:table-cell/>
          <table:table-cell office:value-type="string">
            <text:p>f97404b7959eac40e94f8e700851e2dfbc021e61</text:p>
          </table:table-cell>
          <table:table-cell/>
          <table:table-cell table:style-name="ce3" office:value-type="string">
            <text:p>ཚོགས་བདག</text:p>
          </table:table-cell>
        </table:table-row>
        <table:table-row table:style-name="ro1">
          <table:table-cell table:number-columns-repeated="2"/>
          <table:table-cell office:value-type="string">
            <text:p>Q</text:p>
          </table:table-cell>
          <table:table-cell table:formula="of:=HEX2DEC([.F36])" office:value-type="float" office:value="1418468130">
            <text:p>1418468130</text:p>
          </table:table-cell>
          <table:table-cell/>
          <table:table-cell table:formula="of:=CONCATENATE(DEC2HEX(HEX2DEC(MID([.L36];8;1))/2);LEFT([.L36];7))" office:value-type="string" office:string-value="548c1b22">
            <text:p>548c1b22</text:p>
          </table:table-cell>
          <table:table-cell table:formula="of:=LOWER(CONCATENATE(LEFT([.L36];7);DEC2HEX(FLOOR(HEX2DEC(MID([.L36];8;1));2))))" office:value-type="string" office:string-value="48c1b22a">
            <text:p>48c1b22a</text:p>
          </table:table-cell>
          <table:table-cell/>
          <table:table-cell table:formula="of:=CONCATENATE(DEC2HEX(HEX2DEC(MID([.L36];8;1))/2);LEFT([.L36];15))" office:value-type="string" office:string-value="548c1b22ae93fbd6">
            <text:p>548c1b22ae93fbd6</text:p>
          </table:table-cell>
          <table:table-cell table:formula="of:=LOWER(CONCATENATE(LEFT([.L36];15);DEC2HEX(FLOOR(HEX2DEC(MID([.L36];16;1));2))))" office:value-type="string" office:string-value="48c1b22ae93fbd6a">
            <text:p>48c1b22ae93fbd6a</text:p>
          </table:table-cell>
          <table:table-cell/>
          <table:table-cell office:value-type="string">
            <text:p>48c1b22ae93fbd6bee50894016fc9839d63925a8</text:p>
          </table:table-cell>
          <table:table-cell/>
          <table:table-cell office:value-type="string">
            <text:p>tshogs bdag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Deity provides man with soul.</text:p>
          </table:table-cell>
          <table:table-cell/>
          <table:table-cell office:value-type="string">
            <text:p>P</text:p>
          </table:table-cell>
          <table:table-cell table:formula="of:=HEX2DEC([.F38])" office:value-type="float" office:value="568739244">
            <text:p>568739244</text:p>
          </table:table-cell>
          <table:table-cell/>
          <table:table-cell table:formula="of:=CONCATENATE(DEC2HEX(HEX2DEC(MID([.L38];8;1))/2);LEFT([.L38];7))" office:value-type="string" office:string-value="21e645ac">
            <text:p>21e645ac</text:p>
          </table:table-cell>
          <table:table-cell table:formula="of:=LOWER(CONCATENATE(LEFT([.L38];7);DEC2HEX(FLOOR(HEX2DEC(MID([.L38];8;1));2))))" office:value-type="string" office:string-value="1e645ac4">
            <text:p>1e645ac4</text:p>
          </table:table-cell>
          <table:table-cell/>
          <table:table-cell table:formula="of:=CONCATENATE(DEC2HEX(HEX2DEC(MID([.L38];8;1))/2);LEFT([.L38];15))" office:value-type="string" office:string-value="21e645ac4c44d299">
            <text:p>21e645ac4c44d299</text:p>
          </table:table-cell>
          <table:table-cell table:formula="of:=LOWER(CONCATENATE(LEFT([.L38];15);DEC2HEX(FLOOR(HEX2DEC(MID([.L38];16;1));2))))" office:value-type="string" office:string-value="1e645ac4c44d2990">
            <text:p>1e645ac4c44d2990</text:p>
          </table:table-cell>
          <table:table-cell/>
          <table:table-cell office:value-type="string">
            <text:p>1e645ac4c44d29912ab1d6f22f39b70a934dba42</text:p>
          </table:table-cell>
          <table:table-cell/>
          <table:table-cell office:value-type="string">
            <text:p>m6egbd§http¶org,archive,us,ia800408)/30/items/Thompson2016MotifIndex/Thompson_2016_Motif-Index_hocr.html#word_000034_000124·500¤rdfs:Class</text:p>
          </table:table-cell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0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A4:Sheet1.N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 Tibetan" svg:font-family="'Noto Sans Tibet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2">03/12/2024</text:date>, <text:time>18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11:07:51.02</meta:creation-date>
    <dc:date>2024-03-12T18:18:17.38</dc:date>
    <meta:editing-duration>PT10H59M20S</meta:editing-duration>
    <meta:editing-cycles>50</meta:editing-cycles>
    <meta:generator>OpenOffice/4.1.15$Win32 OpenOffice.org_project/4115m2$Build-9813</meta:generator>
    <meta:document-statistic meta:table-count="3" meta:cell-count="264" meta:object-count="0"/>
  </office:meta>
</office:document-meta>
</file>